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hatch" draw:fill-color="#ffffff" draw:fill-hatch-name="Red_20_90_20_Degrees_20_Crossed_20_1" draw:fill-hatch-solid="false" draw:textarea-horizontal-align="left" draw:auto-grow-height="true" draw:auto-grow-width="false" fo:min-height="0.62cm" fo:min-width="0cm"/>
      <style:paragraph-properties style:writing-mode="lr-tb"/>
    </style:style>
    <style:style style:name="gr6" style:family="graphic" style:parent-style-name="standard">
      <style:graphic-properties draw:stroke="solid" svg:stroke-color="#000000" draw:fill="hatch" draw:fill-color="#ffffff" draw:fill-hatch-name="Red_20_90_20_Degrees_20_Crossed_20_2" draw:fill-hatch-solid="false" draw:textarea-horizontal-align="left" draw:auto-grow-height="true" draw:auto-grow-width="true" fo:min-height="0.62cm" fo:min-width="1.482cm"/>
      <style:paragraph-properties style:writing-mode="lr-tb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  <style:paragraph-properties style:writing-mode="lr-tb"/>
    </style:style>
    <style:style style:name="gr9" style:family="graphic" style:parent-style-name="standard">
      <style:graphic-properties draw:stroke="none" draw:fill="none" fo:min-height="0.823cm"/>
      <style:paragraph-properties style:writing-mode="lr-tb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  <style:paragraph-properties style:writing-mode="lr-tb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  <style:paragraph-properties style:writing-mode="lr-tb"/>
    </style:style>
    <style:style style:name="gr2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  <style:paragraph-properties style:writing-mode="lr-tb"/>
    </style:style>
    <style:style style:name="gr23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5.013cm" draw:shadow-offset-x="0.203cm" draw:shadow-offset-y="0.203cm" draw:shadow-opacity="40%"/>
      <style:paragraph-properties style:writing-mode="lr-tb"/>
    </style:style>
    <style:style style:name="gr24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5.013cm" draw:shadow-offset-x="0.203cm" draw:shadow-offset-y="0.203cm" draw:shadow-opacity="40%"/>
      <style:paragraph-properties style:writing-mode="lr-tb"/>
    </style:style>
    <style:style style:name="gr25" style:family="graphic" style:parent-style-name="standard" style:list-style-name="L1">
      <style:graphic-properties draw:fill-color="#aea79f" draw:opacity="40%" draw:textarea-horizontal-align="justify" draw:textarea-vertical-align="middle" draw:auto-grow-height="false" fo:min-height="0.767cm" fo:min-width="4.803cm" draw:shadow-offset-x="0.203cm" draw:shadow-offset-y="0.203cm" draw:shadow-opacity="40%"/>
      <style:paragraph-properties style:writing-mode="lr-tb"/>
    </style:style>
    <style:style style:name="gr26" style:family="graphic" style:parent-style-name="standard" style:list-style-name="L1">
      <style:graphic-properties draw:opacity="40%" draw:textarea-horizontal-align="justify" draw:textarea-vertical-align="middle" draw:auto-grow-height="false" fo:min-height="0.767cm" fo:min-width="4.803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28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644cm" fo:min-width="0cm"/>
      <style:paragraph-properties style:writing-mode="lr-tb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.649cm" fo:min-width="1.95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62cm" fo:min-width="1.552cm"/>
      <style:paragraph-properties style:writing-mode="lr-tb"/>
    </style:style>
    <style:style style:name="gr32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33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502cm" fo:min-width="1.552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621cm" fo:min-width="0cm"/>
      <style:paragraph-properties style:writing-mode="lr-tb"/>
    </style:style>
    <style:style style:name="gr35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  <style:paragraph-properties style:writing-mode="lr-tb"/>
    </style:style>
    <style:style style:name="gr36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  <style:paragraph-properties style:writing-mode="lr-tb"/>
    </style:style>
    <style:style style:name="gr37" style:family="graphic" style:parent-style-name="standard">
      <style:graphic-properties draw:textarea-vertical-align="middle" draw:auto-grow-height="false" fo:min-height="2.036cm" fo:min-width="1.53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000000" draw:fill="hatch" draw:fill-color="#ffffff" draw:fill-hatch-name="Red_20_90_20_Degrees_20_Crossed_20_2" draw:textarea-horizontal-align="left" draw:auto-grow-height="true" draw:auto-grow-width="true" fo:min-height="0.502cm" fo:min-width="1.552cm"/>
      <style:paragraph-properties style:writing-mode="lr-tb"/>
    </style:style>
    <style:style style:name="gr40" style:family="graphic" style:parent-style-name="standard">
      <style:graphic-properties draw:fill-color="#aea79f" draw:opacity="40%" draw:textarea-horizontal-align="justify" draw:textarea-vertical-align="middle" draw:auto-grow-height="false" fo:min-height="0.584cm" fo:min-width="1.279cm" draw:shadow-offset-x="0.203cm" draw:shadow-offset-y="0.203cm" draw:shadow-opacity="40%"/>
      <style:paragraph-properties style:writing-mode="lr-tb"/>
    </style:style>
    <style:style style:name="gr41" style:family="graphic" style:parent-style-name="standard">
      <style:graphic-properties draw:fill-color="#ccffcc" draw:opacity="40%" draw:textarea-horizontal-align="justify" draw:textarea-vertical-align="middle" draw:auto-grow-height="false" fo:min-height="0.584cm" fo:min-width="1.279cm" draw:shadow-offset-x="0.203cm" draw:shadow-offset-y="0.203cm" draw:shadow-opacity="40%"/>
      <style:paragraph-properties style:writing-mode="lr-tb"/>
    </style:style>
    <style:style style:name="gr42" style:family="graphic" style:parent-style-name="standard" style:list-style-name="L1">
      <style:graphic-properties draw:stroke="solid" svg:stroke-color="#000000" draw:fill="hatch" draw:fill-color="#ffffff" draw:fill-hatch-name="Red_20_90_20_Degrees_20_Crossed_20_1" draw:textarea-horizontal-align="left" draw:auto-grow-height="true" draw:auto-grow-width="false" fo:min-height="0.583cm" fo:min-width="0cm"/>
      <style:paragraph-properties style:writing-mode="lr-tb"/>
    </style:style>
    <style:style style:name="gr43" style:family="graphic" style:parent-style-name="standard">
      <style:graphic-properties draw:opacity="40%" draw:textarea-horizontal-align="justify" draw:textarea-vertical-align="middle" draw:auto-grow-height="false" fo:min-height="0.584cm" fo:min-width="1.279cm" draw:shadow-offset-x="0.203cm" draw:shadow-offset-y="0.203cm" draw:shadow-opacity="40%"/>
      <style:paragraph-properties style:writing-mode="lr-tb"/>
    </style:style>
    <style:style style:name="gr4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textarea-horizontal-align="justify" draw:textarea-vertical-align="middle" draw:auto-grow-height="false" fo:min-height="1.751cm" fo:min-width="0.262cm"/>
    </style:style>
    <style:style style:name="gr4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style:text-properties fo:font-size="12.6999998092651pt"/>
    </style:style>
    <style:style style:name="P6" style:family="paragraph">
      <loext:graphic-properties draw:fill="hatch" draw:fill-color="#ffffff" draw:fill-hatch-name="Red_20_90_20_Degrees_20_Crossed_20_1" draw:fill-hatch-solid="false"/>
      <style:text-properties fo:font-size="12.6999998092651pt" style:font-size-asian="18pt" style:font-size-complex="18pt"/>
    </style:style>
    <style:style style:name="P7" style:family="paragraph">
      <loext:graphic-properties draw:fill="hatch" draw:fill-color="#ffffff" draw:fill-hatch-name="Red_20_90_20_Degrees_20_Crossed_20_2" draw:fill-hatch-solid="false"/>
      <style:text-properties fo:font-size="12.6999998092651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style:text-properties fo:font-size="16.2999992370605pt"/>
    </style:style>
    <style:style style:name="P12" style:family="paragraph">
      <loext:graphic-properties draw:fill="none"/>
      <style:text-properties fo:font-size="16.2999992370605pt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hatch" draw:fill-color="#0000ff" draw:fill-hatch-name="Black_20_45_20_Degrees"/>
      <style:paragraph-properties fo:text-align="center"/>
    </style:style>
    <style:style style:name="P15" style:family="paragraph">
      <loext:graphic-properties draw:fill="hatch" draw:fill-color="#0000ff" draw:fill-hatch-name="Black_20_90_20_Degrees"/>
      <style:paragraph-properties fo:text-align="center"/>
    </style:style>
    <style:style style:name="P16" style:family="paragraph">
      <style:paragraph-properties fo:text-align="center"/>
      <style:text-properties fo:font-size="16.2999992370605pt"/>
    </style:style>
    <style:style style:name="P17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8" style:family="paragraph">
      <loext:graphic-properties draw:fill="solid" draw:fill-color="#0066cc"/>
      <style:paragraph-properties fo:text-align="center"/>
    </style:style>
    <style:style style:name="P19" style:family="paragraph">
      <loext:graphic-properties draw:fill="none" draw:fill-color="#ffffff"/>
      <style:text-properties fo:font-size="16.299999237060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24" style:family="paragraph">
      <loext:graphic-properties draw:opacity="40%"/>
      <style:paragraph-properties fo:margin-left="0cm" fo:margin-right="0cm" fo:margin-top="0cm" fo:margin-bottom="0cm" fo:line-height="100%" fo:text-align="center" fo:text-indent="0cm"/>
      <style:text-properties fo:font-size="14pt" style:font-size-asian="18pt" style:font-size-complex="18pt"/>
    </style:style>
    <style:style style:name="P25" style:family="paragraph">
      <loext:graphic-properties draw:fill-color="#aea79f" draw:opacity="40%"/>
      <style:paragraph-properties fo:margin-left="0cm" fo:margin-right="0cm" fo:margin-top="0cm" fo:margin-bottom="0cm" fo:line-height="100%" fo:text-align="center" fo:text-indent="0cm"/>
      <style:text-properties fo:font-size="14pt" style:font-size-asian="18pt" style:font-size-complex="18pt"/>
    </style:style>
    <style:style style:name="P26" style:family="paragraph"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27" style:family="paragraph">
      <loext:graphic-properties draw:fill="hatch" draw:fill-color="#ffffff" draw:fill-hatch-name="Red_20_90_20_Degrees_20_Crossed_20_1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28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.2999992370605pt"/>
    </style:style>
    <style:style style:name="P30" style:family="paragraph">
      <loext:graphic-properties draw:fill="hatch" draw:fill-color="#ffffff" draw:fill-hatch-name="Red_20_90_20_Degrees_20_Crossed_20_2"/>
      <style:paragraph-properties fo:margin-left="0cm" fo:margin-right="0cm" fo:text-indent="0cm"/>
      <style:text-properties style:font-name="Arial" fo:font-size="12.6999998092651pt" style:letter-kerning="true" style:font-size-asian="18pt" style:font-name-complex="Lohit Hindi" style:font-size-complex="18pt"/>
    </style:style>
    <style:style style:name="P31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solid" draw:fill-color="#ffff00"/>
      <style:paragraph-properties fo:text-align="center"/>
      <style:text-properties fo:font-size="18pt"/>
    </style:style>
    <style:style style:name="P34" style:family="paragraph">
      <loext:graphic-properties draw:fill="solid" draw:fill-color="#0000ff"/>
      <style:paragraph-properties fo:text-align="center"/>
      <style:text-properties fo:font-size="18pt"/>
    </style:style>
    <style:style style:name="P35" style:family="paragraph">
      <style:paragraph-properties fo:text-align="center"/>
    </style:style>
    <style:style style:name="P36" style:family="paragraph"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16.2999992370605pt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35cm" svg:height="0.87cm" svg:x="12.542cm" svg:y="1.093cm">
          <draw:text-box>
            <text:p text:style-name="P5"><text:span text:style-name="T1">g</text:span><text:span text:style-name="T1">e</text:span><text:span text:style-name="T1">n</text:span><text:span text:style-name="T1">e</text:span><text:span text:style-name="T1">1</text:span></text:p>
          </draw:text-box>
        </draw:frame>
        <draw:frame draw:style-name="gr6" draw:text-style-name="P7" draw:layer="layout" svg:width="1.982cm" svg:height="0.87cm" svg:x="12.495cm" svg:y="2.153cm">
          <draw:text-box>
            <text:p text:style-name="P5"><text:span text:style-name="T1">gene</text:span><text:span text:style-name="T1">2</text:span></text:p>
          </draw:text-box>
        </draw:frame>
        <draw:g>
          <draw:line draw:style-name="gr7" draw:text-style-name="P8" draw:layer="layout" svg:x1="10.621cm" svg:y1="3.234cm" svg:x2="12.09cm" svg:y2="4.139cm">
            <text:p/>
          </draw:line>
          <draw:line draw:style-name="gr7" draw:text-style-name="P8" draw:layer="layout" svg:x1="10.832cm" svg:y1="1.795cm" svg:x2="12.089cm" svg:y2="4.139cm">
            <text:p/>
          </draw:line>
        </draw:g>
        <draw:g>
          <draw:line draw:style-name="gr7" draw:text-style-name="P8" draw:layer="layout" svg:x1="12.399cm" svg:y1="3.277cm" svg:x2="13.415cm" svg:y2="4.139cm">
            <text:p/>
          </draw:line>
          <draw:line draw:style-name="gr7" draw:text-style-name="P8" draw:layer="layout" svg:x1="13.437cm" svg:y1="4.139cm" svg:x2="14.431cm" svg:y2="3.277cm">
            <text:p/>
          </draw:line>
        </draw:g>
        <draw:g>
          <draw:line draw:style-name="gr7" draw:text-style-name="P8" draw:layer="layout" svg:x1="14.855cm" svg:y1="4.139cm" svg:x2="16.364cm" svg:y2="3.963cm">
            <text:p/>
          </draw:line>
          <draw:line draw:style-name="gr7" draw:text-style-name="P8" draw:layer="layout" svg:x1="14.855cm" svg:y1="4.139cm" svg:x2="15.861cm" svg:y2="2.025cm">
            <text:p/>
          </draw:line>
        </draw:g>
        <draw:frame draw:style-name="gr8" draw:text-style-name="P10" draw:layer="layout" svg:width="1.722cm" svg:height="0.848cm" svg:x="10.531cm" svg:y="6.171cm">
          <draw:text-box>
            <text:p text:style-name="P9"><text:span text:style-name="T2">Zra</text:span><text:span text:style-name="T3">I</text:span></text:p>
          </draw:text-box>
        </draw:frame>
        <draw:frame draw:style-name="gr9" draw:text-style-name="P12" draw:layer="layout" svg:width="2.339cm" svg:height="1.073cm" svg:x="14.539cm" svg:y="6.171cm">
          <draw:text-box>
            <text:p text:style-name="P11"><text:span text:style-name="T2">E</text:span><text:span text:style-name="T2">c</text:span><text:span text:style-name="T2">o</text:span><text:span text:style-name="T4">R</text:span><text:span text:style-name="T3">V</text:span></text:p>
          </draw:text-box>
        </draw:frame>
        <draw:frame draw:style-name="gr8" draw:text-style-name="P10" draw:layer="layout" svg:width="1.385cm" svg:height="0.848cm" svg:x="12.761cm" svg:y="6.171cm">
          <draw:text-box>
            <text:p text:style-name="P9"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4" draw:id="id4" draw:layer="layout" svg:width="1.257cm" svg:height="0.299cm" svg:x="6.801cm" svg:y="17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6" draw:id="id6" draw:layer="layout" svg:width="1.257cm" svg:height="0.299cm" svg:x="21.266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xml:id="id3" draw:id="id3" draw:layer="layout" svg:width="1.257cm" svg:height="0.299cm" svg:x="11.042cm" svg:y="12.045cm">
          <text:p text:style-name="P16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draw:layer="layout" draw:type="curve" draw:line-skew="0.31cm" svg:x1="1.792cm" svg:y1="10.189cm" svg:x2="3.023cm" svg:y2="12.988cm" draw:start-shape="id1" draw:start-glue-point="3" draw:end-shape="id2" draw:end-glue-point="3" svg:d="M1792 10189c-288 0-903 2799 1231 2799" svg:viewBox="0 0 1540 2800">
          <text:p/>
        </draw:connector>
        <draw:connector draw:style-name="gr17" draw:text-style-name="P8" draw:layer="layout" draw:type="curve" draw:line-skew="-0.627cm" svg:x1="8.376cm" svg:y1="12.988cm" svg:x2="12.299cm" svg:y2="12.194cm" draw:start-shape="id2" draw:start-glue-point="1" draw:end-shape="id3" draw:end-glue-point="1" svg:d="M8376 12988c5695 0 3734-794 3923-794" svg:viewBox="0 0 4102 795">
          <text:p/>
        </draw:connector>
        <draw:connector draw:style-name="gr18" draw:text-style-name="P18" draw:layer="layout" draw:type="curve" svg:x1="6.801cm" svg:y1="17.981cm" svg:x2="10.654cm" svg:y2="20.551cm" draw:start-shape="id4" draw:start-glue-point="3" draw:end-shape="id5" draw:end-glue-point="3" svg:d="M6801 17981c-753 0-2679 2570 3853 2570" svg:viewBox="0 0 4710 2571">
          <text:p/>
        </draw:connector>
        <draw:connector draw:style-name="gr19" draw:text-style-name="P8" draw:layer="layout" draw:type="curve" svg:x1="15.914cm" svg:y1="20.551cm" svg:x2="22.523cm" svg:y2="19.627cm" draw:start-shape="id5" draw:start-glue-point="1" draw:end-shape="id6" draw:end-glue-point="1" svg:d="M15914 20551c10665 0 7360-924 6609-924" svg:viewBox="0 0 7684 925">
          <text:p/>
        </draw:connector>
        <draw:frame draw:style-name="gr20" draw:text-style-name="P19" xml:id="id2" draw:id="id2" draw:layer="layout" svg:width="5.353cm" svg:height="0.899cm" svg:x="3.023cm" svg:y="12.539cm">
          <draw:text-box>
            <text:p><text:span text:style-name="T5">Yeas</text:span><text:span text:style-name="T5">t </text:span><text:span text:style-name="T5">vect</text:span><text:span text:style-name="T5">or </text:span><text:span text:style-name="T5">URA</text:span><text:span text:style-name="T5">3</text:span></text:p>
          </draw:text-box>
        </draw:frame>
        <draw:connector draw:style-name="gr21" draw:text-style-name="P8" draw:layer="layout" draw:type="curve" svg:x1="9.575cm" svg:y1="5.476cm" svg:x2="10.691cm" svg:y2="7.693cm" draw:start-shape="id7" draw:start-glue-point="3" draw:end-shape="id8" draw:end-glue-point="3" svg:d="M9575 5476c-753 0-1311 2217 1116 2217" svg:viewBox="0 0 1761 2218">
          <text:p/>
        </draw:connector>
        <draw:connector draw:style-name="gr21" draw:text-style-name="P8" draw:layer="layout" draw:type="curve" svg:x1="17.53cm" svg:y1="5.476cm" svg:x2="16.451cm" svg:y2="7.693cm" draw:start-shape="id9" draw:start-glue-point="1" draw:end-shape="id8" draw:end-glue-point="1" svg:d="M17530 5476c751 0 1291 2217-1079 2217" svg:viewBox="0 0 1720 2218">
          <text:p/>
        </draw:connector>
        <draw:frame draw:style-name="gr20" draw:text-style-name="P19" xml:id="id8" draw:id="id8" draw:layer="layout" svg:width="5.76cm" svg:height="0.899cm" svg:x="10.691cm" svg:y="7.244cm">
          <draw:text-box>
            <text:p text:style-name="P11"><text:span text:style-name="T6">E. </text:span><text:span text:style-name="T6">coli</text:span><text:span text:style-name="T5"> </text:span><text:span text:style-name="T5">suici</text:span><text:span text:style-name="T5">de </text:span><text:span text:style-name="T5">vect</text:span><text:span text:style-name="T5">or</text:span></text:p>
          </draw:text-box>
        </draw:frame>
        <draw:custom-shape draw:style-name="gr16" draw:text-style-name="P17" draw:layer="layout" svg:width="1.257cm" svg:height="0.299cm" svg:x="21.133cm" svg:y="18.789cm">
          <text:p text:style-name="P16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9" xml:id="id5" draw:id="id5" draw:layer="layout" svg:width="5.26cm" svg:height="0.899cm" svg:x="10.654cm" svg:y="20.102cm">
          <draw:text-box>
            <text:p text:style-name="P20"><text:span text:style-name="T5">Ye</text:span><text:span text:style-name="T5">as</text:span><text:span text:style-name="T5">t </text:span><text:span text:style-name="T5">ve</text:span><text:span text:style-name="T5">ct</text:span><text:span text:style-name="T5">or </text:span><text:span text:style-name="T5">LE</text:span><text:span text:style-name="T5">U</text:span><text:span text:style-name="T5">2</text:span></text:p>
          </draw:text-box>
        </draw:frame>
        <draw:line draw:style-name="gr7" draw:text-style-name="P8" draw:layer="layout" svg:x1="11.383cm" svg:y1="6.325cm" svg:x2="11.891cm" svg:y2="5.817cm">
          <text:p/>
        </draw:line>
        <draw:line draw:style-name="gr7" draw:text-style-name="P8" draw:layer="layout" svg:x1="13.415cm" svg:y1="6.171cm" svg:x2="13.415cm" svg:y2="5.817cm">
          <text:p/>
        </draw:line>
        <draw:line draw:style-name="gr7" draw:text-style-name="P8" draw:layer="layout" svg:x1="15.447cm" svg:y1="6.325cm" svg:x2="14.939cm" svg:y2="5.817cm">
          <text:p/>
        </draw:line>
        <draw:custom-shape draw:style-name="gr23" draw:text-style-name="P22" draw:layer="layout" svg:width="5.512cm" svg:height="1.016cm" svg:x="5.055cm" svg:y="1.108cm">
          <text:p text:style-name="P21"><text:span text:style-name="T1">Prom</text:span><text:span text:style-name="T1">oter 1 </text:span><text:span text:style-name="T1">(P1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24" draw:layer="layout" svg:width="5.512cm" svg:height="1.016cm" svg:x="5.055cm" svg:y="2.378cm">
          <text:p text:style-name="P23"><text:span text:style-name="T1">Pro</text:span><text:span text:style-name="T1">mote</text:span><text:span text:style-name="T1">r 2 </text:span><text:span text:style-name="T1">(P2)</text:span></text:p>
          <draw:enhanced-geometry svg:viewBox="0 0 21600 21600" draw:text-areas="0 0 21600 21600" draw:type="chevron" draw:modifiers="20800.72555777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25" draw:layer="layout" svg:width="5.302cm" svg:height="1.016cm" svg:x="16.263cm" svg:y="2.424cm">
          <text:p text:style-name="P23"><text:span text:style-name="T1">Pr</text:span><text:span text:style-name="T1">om</text:span><text:span text:style-name="T1">ote</text:span><text:span text:style-name="T1">r 3 </text:span><text:span text:style-name="T1">(P</text:span><text:span text:style-name="T1">3)</text:span></text:p>
          <draw:enhanced-geometry svg:viewBox="0 0 21600 21600" draw:text-areas="0 0 21600 21600" draw:type="chevron" draw:modifiers="20769.074108994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4" draw:layer="layout" svg:width="5.302cm" svg:height="1.016cm" svg:x="16.263cm" svg:y="1.154cm">
          <text:p text:style-name="P2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 </text:span><text:span text:style-name="T1">2</text:span><text:span text:style-name="T1"> </text:span><text:span text:style-name="T1">(</text:span><text:span text:style-name="T1">P</text:span><text:span text:style-name="T1">2</text:span><text:span text:style-name="T1">)</text:span></text:p>
          <draw:enhanced-geometry svg:viewBox="0 0 21600 21600" draw:text-areas="0 0 21600 21600" draw:type="chevron" draw:modifiers="20765.000942862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2" draw:layer="layout" svg:width="1.778cm" svg:height="1.016cm" svg:x="3.639cm" svg:y="7.997cm">
          <text:p text:style-name="P21"><text:span text:style-name="T1">P</text:span><text:span text:style-name="T1">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27" draw:layer="layout" svg:width="1.935cm" svg:height="0.894cm" svg:x="6.13cm" svg:y="9.242cm">
          <draw:text-box>
            <text:p text:style-name="P26">gene1</text:p>
          </draw:text-box>
        </draw:frame>
        <draw:custom-shape draw:style-name="gr29" draw:text-style-name="P28" draw:layer="layout" svg:width="1.778cm" svg:height="1.016cm" svg:x="8.727cm" svg:y="10.201cm">
          <text:p text:style-name="P21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10" draw:id="id10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xml:id="id12" draw:id="id12" draw:layer="layout" svg:width="1.257cm" svg:height="0.299cm" svg:x="27.095cm" svg:y="12.405cm">
          <text:p text:style-name="P16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draw:layer="layout" draw:type="curve" draw:line-skew="0.31cm" svg:x1="17.845cm" svg:y1="10.55cm" svg:x2="19.787cm" svg:y2="13.242cm" draw:start-shape="id10" draw:start-glue-point="3" draw:end-shape="id11" draw:end-glue-point="3" svg:d="M17845 10550c-288 0-1259 2692 1942 2692" svg:viewBox="0 0 2308 2693">
          <text:p/>
        </draw:connector>
        <draw:connector draw:style-name="gr17" draw:text-style-name="P8" draw:layer="layout" draw:type="curve" draw:line-skew="-0.627cm" svg:x1="25.14cm" svg:y1="13.242cm" svg:x2="28.352cm" svg:y2="12.554cm" draw:start-shape="id11" draw:start-glue-point="1" draw:end-shape="id12" draw:end-glue-point="1" svg:d="M25140 13242c525 0 350 11 2031 11 1682 0 1932-699 1181-699" svg:viewBox="0 0 3615 700">
          <text:p/>
        </draw:connector>
        <draw:frame draw:style-name="gr30" draw:text-style-name="P29" xml:id="id11" draw:id="id11" draw:layer="layout" svg:width="5.353cm" svg:height="0.899cm" svg:x="19.787cm" svg:y="12.793cm">
          <draw:text-box>
            <text:p text:style-name="P20"><text:span text:style-name="T5">Y</text:span><text:span text:style-name="T5">e</text:span><text:span text:style-name="T5">a</text:span><text:span text:style-name="T5">s</text:span><text:span text:style-name="T5">t</text:span><text:span text:style-name="T5"> 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text:span text:style-name="T5"> </text:span><text:span text:style-name="T5">U</text:span><text:span text:style-name="T5">R</text:span><text:span text:style-name="T5">A</text:span><text:span text:style-name="T5">3</text:span></text:p>
          </draw:text-box>
        </draw:frame>
        <draw:frame draw:style-name="gr31" draw:text-style-name="P30" draw:layer="layout" svg:width="2.052cm" svg:height="0.87cm" svg:x="22.183cm" svg:y="9.603cm">
          <draw:text-box>
            <text:p text:style-name="P26">gene2</text:p>
          </draw:text-box>
        </draw:frame>
        <draw:custom-shape draw:style-name="gr32" draw:text-style-name="P31" draw:layer="layout" svg:width="1.778cm" svg:height="1.016cm" svg:x="24.78cm" svg:y="10.562cm">
          <text:p text:style-name="P21"><text:span text:style-name="T1">P</text:span><text:span text:style-name="T1">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8" draw:layer="layout" svg:width="1.778cm" svg:height="1.016cm" svg:x="19.653cm" svg:y="8.358cm">
          <text:p text:style-name="P21"><text:span text:style-name="T1">P</text:span><text:span text:style-name="T1">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8" draw:layer="layout" svg:width="1.778cm" svg:height="1.016cm" svg:x="13.703cm" svg:y="18.072cm">
          <text:p text:style-name="P21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3" draw:layer="layout" svg:width="0.531cm" svg:height="0.92cm" svg:x="15.547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8.24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0.589cm" svg:y="18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0" draw:layer="layout" svg:width="2.052cm" svg:height="0.752cm" svg:x="16.188cm" svg:y="18.217cm">
          <draw:text-box>
            <text:p text:style-name="P26">gene2</text:p>
          </draw:text-box>
        </draw:frame>
        <draw:custom-shape draw:style-name="gr32" draw:text-style-name="P31" draw:layer="layout" svg:width="1.778cm" svg:height="1.016cm" svg:x="18.785cm" svg:y="18.072cm">
          <text:p text:style-name="P21"><text:span text:style-name="T1">P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8.05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.257cm" svg:height="0.299cm" svg:x="6.793cm" svg:y="1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531cm" svg:height="0.92cm" svg:x="10.438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3.148cm" svg:y="16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1.778cm" svg:height="1.016cm" svg:x="8.617cm" svg:y="16.485cm">
          <text:p text:style-name="P21"><text:span text:style-name="T1">P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7" draw:layer="layout" svg:width="1.935cm" svg:height="0.871cm" svg:x="11.108cm" svg:y="16.63cm">
          <draw:text-box>
            <text:p text:style-name="P26">gene1</text:p>
          </draw:text-box>
        </draw:frame>
        <draw:custom-shape draw:style-name="gr29" draw:text-style-name="P28" draw:layer="layout" svg:width="1.778cm" svg:height="1.016cm" svg:x="13.705cm" svg:y="16.485cm">
          <text:p text:style-name="P21"><text:span text:style-name="T1">P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3" draw:layer="layout" svg:width="0.531cm" svg:height="0.92cm" svg:x="15.483cm" svg:y="16.58cm">
          <text:p text:style-name="P3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531cm" svg:height="0.92cm" svg:x="13.172cm" svg:y="18.167cm">
          <text:p text:style-name="P3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5" draw:layer="layout" svg:width="2.032cm" svg:height="2.286cm" svg:x="12.929cm" svg:y="8.35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4" draw:text-style-name="P14" xml:id="id13" draw:id="id13" draw:layer="layout" svg:width="1.257cm" svg:height="0.299cm" svg:x="6.605cm" svg:y="26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5" draw:id="id15" draw:layer="layout" svg:width="1.257cm" svg:height="0.299cm" svg:x="21.07cm" svg:y="26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8" draw:layer="layout" draw:type="curve" svg:x1="6.605cm" svg:y1="27.074cm" svg:x2="9.813cm" svg:y2="29.634cm" draw:start-shape="id13" draw:start-glue-point="3" draw:end-shape="id14" draw:end-glue-point="3" svg:d="M6605 27074c-753 0-2357 2560 3208 2560" svg:viewBox="0 0 4015 2561">
          <text:p/>
        </draw:connector>
        <draw:connector draw:style-name="gr19" draw:text-style-name="P8" draw:layer="layout" draw:type="curve" svg:x1="15.073cm" svg:y1="29.634cm" svg:x2="22.327cm" svg:y2="27.074cm" draw:start-shape="id14" draw:start-glue-point="1" draw:end-shape="id15" draw:end-glue-point="1" svg:d="M15073 29634c11632 0 8005-2560 7254-2560" svg:viewBox="0 0 8380 2561">
          <text:p/>
        </draw:connector>
        <draw:frame draw:style-name="gr22" draw:text-style-name="P19" xml:id="id14" draw:id="id14" draw:layer="layout" svg:width="5.26cm" svg:height="0.899cm" svg:x="9.813cm" svg:y="29.185cm">
          <draw:text-box>
            <text:p text:style-name="P20"><text:span text:style-name="T5">Yea</text:span><text:span text:style-name="T5">st </text:span><text:span text:style-name="T5">vect</text:span><text:span text:style-name="T5">or </text:span><text:span text:style-name="T5">LEU</text:span><text:span text:style-name="T5">2</text:span></text:p>
          </draw:text-box>
        </draw:frame>
        <draw:frame draw:style-name="gr38" draw:text-style-name="P37" xml:id="id16" draw:id="id16" draw:layer="layout" svg:width="1.778cm" svg:height="1.016cm" svg:x="20.735cm" svg:y="24.105cm">
          <draw:text-box>
            <text:p text:style-name="P36"><text:span text:style-name="T7">P</text:span><text:span text:style-name="T7">a</text:span><text:span text:style-name="T7">c</text:span>I</text:p>
          </draw:text-box>
        </draw:frame>
        <draw:connector draw:style-name="gr7" draw:text-style-name="P8" draw:layer="layout" draw:type="line" svg:x1="21.624cm" svg:y1="25.121cm" svg:x2="20.335cm" svg:y2="26.764cm" draw:start-shape="id16" draw:start-glue-point="2" draw:end-shape="id17" draw:end-glue-point="1" svg:d="M21624 25121l-1289 1643" svg:viewBox="0 0 1290 1644">
          <text:p/>
        </draw:connector>
        <draw:custom-shape draw:style-name="gr11" draw:text-style-name="P13" draw:layer="layout" svg:width="0.531cm" svg:height="0.92cm" svg:x="15.276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7.971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0.393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.052cm" svg:height="0.752cm" svg:x="15.862cm" svg:y="26.388cm">
          <draw:text-box>
            <text:p text:style-name="P26">gene2</text:p>
          </draw:text-box>
        </draw:frame>
        <draw:custom-shape draw:style-name="gr40" draw:text-style-name="P31" xml:id="id17" draw:id="id17" draw:layer="layout" svg:width="1.778cm" svg:height="0.833cm" svg:x="18.557cm" svg:y="26.348cm">
          <text:p text:style-name="P21"><text:span text:style-name="T1">TP</text:span><text:span text:style-name="T1">3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18" draw:id="id18" draw:layer="layout" svg:width="0.531cm" svg:height="0.92cm" svg:x="7.854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7" xml:id="id19" draw:id="id19" draw:layer="layout" svg:width="1.778cm" svg:height="1.016cm" svg:x="6.257cm" svg:y="24.359cm">
          <draw:text-box>
            <text:p text:style-name="P36"><text:span text:style-name="T7">Not</text:span>I</text:p>
          </draw:text-box>
        </draw:frame>
        <draw:custom-shape draw:style-name="gr11" draw:text-style-name="P13" draw:layer="layout" svg:width="0.531cm" svg:height="0.92cm" svg:x="10.275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2.854cm" svg:y="26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2" draw:layer="layout" svg:width="1.778cm" svg:height="0.833cm" svg:x="8.441cm" svg:y="26.348cm">
          <text:p text:style-name="P21"><text:span text:style-name="T1">T</text:span><text:span text:style-name="T1">P</text:span><text:span text:style-name="T1">1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2" draw:text-style-name="P27" draw:layer="layout" svg:width="1.935cm" svg:height="0.833cm" svg:x="10.863cm" svg:y="26.348cm">
          <draw:text-box>
            <text:p text:style-name="P26">gene1</text:p>
          </draw:text-box>
        </draw:frame>
        <draw:custom-shape draw:style-name="gr43" draw:text-style-name="P28" draw:layer="layout" svg:width="1.778cm" svg:height="0.833cm" svg:x="13.441cm" svg:y="26.348cm">
          <text:p text:style-name="P21"><text:span text:style-name="T1">T</text:span><text:span text:style-name="T1">P</text:span><text:span text:style-name="T1">2</text:span></text:p>
          <draw:enhanced-geometry svg:viewBox="0 0 21600 21600" draw:text-areas="0 0 21600 21600" draw:type="chevron" draw:modifiers="19110.961214165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4" draw:text-style-name="P8" draw:layer="layout" draw:type="line" svg:x1="7.854cm" svg:y1="26.764cm" svg:x2="7.146cm" svg:y2="25.375cm" draw:start-shape="id18" draw:start-glue-point="3" draw:end-shape="id19" draw:end-glue-point="2" svg:d="M7854 26764l-708-1389" svg:viewBox="0 0 709 1390">
          <text:p/>
        </draw:connector>
        <draw:custom-shape draw:style-name="gr45" draw:text-style-name="P35" draw:layer="layout" svg:width="1.524cm" svg:height="2.286cm" svg:x="13.183cm" svg:y="22.3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46" draw:layer="layout" svg:width="14.848cm" svg:height="11.136cm" svg:x="3.075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ff6600" draw:distance="0.1cm" draw:rotation="450"/>
    <draw:hatch draw:name="Red_20_90_20_Degrees_20_Crossed_20_2" draw:display-name="Red 90 Degrees Crossed 2" draw:style="single" draw:color="#ff33ff" draw:distance="0.1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60.7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3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3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4cm" fo:text-indent="0cm"/>
      <style:text-properties fo:font-size="37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3cm" fo:text-indent="0cm"/>
      <style:text-properties fo:font-size="37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3cm" fo:text-indent="0cm"/>
      <style:text-properties fo:font-size="37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3cm" fo:text-indent="0cm"/>
      <style:text-properties fo:font-size="37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3cm" fo:text-indent="0cm"/>
      <style:text-properties fo:font-size="37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3cm" fo:text-indent="0cm"/>
      <style:text-properties fo:font-size="37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83.800003051757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45cm" svg:height="6.681cm" svg:x="2.376cm" svg:y="2.579cm" presentation:class="title" presentation:placeholder="true">
        <draw:text-box/>
      </draw:frame>
      <draw:frame presentation:style-name="Default-outline1" draw:layer="backgroundobjects" svg:width="24.945cm" svg:height="23.21cm" svg:x="2.376cm" svg:y="10.348cm" presentation:class="outline" presentation:placeholder="true">
        <draw:text-box/>
      </draw:frame>
      <draw:frame presentation:style-name="Mpr1" draw:text-style-name="MP2" draw:layer="backgroundobjects" svg:width="6.457cm" svg:height="2.759cm" svg:x="2.376cm" svg:y="37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2.759cm" svg:x="10.47cm" svg:y="37.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2.759cm" svg:x="20.864cm" svg:y="37.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3-05T15:47:40.361309836</dc:date>
    <meta:editing-duration>PT11H35M35S</meta:editing-duration>
    <meta:editing-cycles>29</meta:editing-cycles>
    <meta:generator>LibreOffice/7.3.0.3$Linux_X86_64 LibreOffice_project/30$Build-3</meta:generator>
    <dc:creator>Björn Johansson</dc:creator>
    <meta:document-statistic meta:object-count="128"/>
  </office:meta>
</office:document-meta>
</file>